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97a" officeooo:paragraph-rsid="0017897a"/>
    </style:style>
    <style:style style:name="P2" style:family="paragraph" style:parent-style-name="Standard">
      <style:text-properties officeooo:rsid="0017ed51" officeooo:paragraph-rsid="0017ed51"/>
    </style:style>
    <style:style style:name="P3" style:family="paragraph" style:parent-style-name="Standard">
      <style:text-properties officeooo:rsid="00195ed5" officeooo:paragraph-rsid="00195ed5"/>
    </style:style>
    <style:style style:name="P4" style:family="paragraph" style:parent-style-name="Standard">
      <style:text-properties officeooo:rsid="001b0177" officeooo:paragraph-rsid="001b0177"/>
    </style:style>
    <style:style style:name="P5" style:family="paragraph" style:parent-style-name="Standard">
      <style:text-properties officeooo:rsid="001c7186" officeooo:paragraph-rsid="001c7186"/>
    </style:style>
    <style:style style:name="P6" style:family="paragraph" style:parent-style-name="Standard">
      <style:text-properties officeooo:rsid="001d33a1" officeooo:paragraph-rsid="001d33a1"/>
    </style:style>
    <style:style style:name="P7" style:family="paragraph" style:parent-style-name="Standard">
      <style:text-properties officeooo:rsid="001d33a1" officeooo:paragraph-rsid="005ba8d8"/>
    </style:style>
    <style:style style:name="P8" style:family="paragraph" style:parent-style-name="Standard">
      <style:text-properties officeooo:paragraph-rsid="001d33a1"/>
    </style:style>
    <style:style style:name="P9" style:family="paragraph" style:parent-style-name="Standard">
      <style:text-properties officeooo:rsid="001e6475" officeooo:paragraph-rsid="001e6475"/>
    </style:style>
    <style:style style:name="P10" style:family="paragraph" style:parent-style-name="Standard">
      <style:text-properties officeooo:rsid="001f68af" officeooo:paragraph-rsid="001f68af"/>
    </style:style>
    <style:style style:name="P11" style:family="paragraph" style:parent-style-name="Standard">
      <style:text-properties officeooo:rsid="001f84ec" officeooo:paragraph-rsid="001f84ec"/>
    </style:style>
    <style:style style:name="P12" style:family="paragraph" style:parent-style-name="Standard">
      <style:text-properties officeooo:rsid="00215658" officeooo:paragraph-rsid="00215658"/>
    </style:style>
    <style:style style:name="P13" style:family="paragraph" style:parent-style-name="Standard">
      <style:text-properties officeooo:rsid="00234502" officeooo:paragraph-rsid="00234502"/>
    </style:style>
    <style:style style:name="P14" style:family="paragraph" style:parent-style-name="Standard">
      <style:text-properties officeooo:rsid="0023fe7a" officeooo:paragraph-rsid="0023fe7a"/>
    </style:style>
    <style:style style:name="P15" style:family="paragraph" style:parent-style-name="Standard">
      <style:text-properties officeooo:rsid="00255126" officeooo:paragraph-rsid="00255126"/>
    </style:style>
    <style:style style:name="P16" style:family="paragraph" style:parent-style-name="Standard">
      <style:paragraph-properties style:line-height-at-least="0.503cm"/>
      <style:text-properties fo:color="#d4d4d4" style:font-name="Droid Sans Mono" fo:font-size="10.5pt" fo:font-weight="normal" fo:background-color="#1e1e1e"/>
    </style:style>
    <style:style style:name="P17" style:family="paragraph" style:parent-style-name="Standard">
      <style:text-properties fo:color="#d4d4d4" style:font-name="Droid Sans Mono" fo:font-size="10.5pt" fo:font-weight="normal" officeooo:rsid="00255126" officeooo:paragraph-rsid="00255126" fo:background-color="#1e1e1e"/>
    </style:style>
    <style:style style:name="P18" style:family="paragraph" style:parent-style-name="Standard">
      <style:text-properties fo:color="#d4d4d4" style:font-name="Droid Sans Mono" fo:font-size="10.5pt" fo:font-weight="normal" officeooo:rsid="00294881" officeooo:paragraph-rsid="00294881" fo:background-color="#1e1e1e"/>
    </style:style>
    <style:style style:name="P19" style:family="paragraph" style:parent-style-name="Standard">
      <style:text-properties fo:color="#d4d4d4" style:font-name="Droid Sans Mono" fo:font-size="10.5pt" fo:font-weight="normal" officeooo:rsid="005dd58b" officeooo:paragraph-rsid="005dd58b" fo:background-color="#1e1e1e"/>
    </style:style>
    <style:style style:name="P20" style:family="paragraph" style:parent-style-name="Standard">
      <style:text-properties fo:color="#d4d4d4" style:font-name="Droid Sans Mono" fo:font-size="10.5pt" fo:font-weight="normal" officeooo:rsid="005e03de" officeooo:paragraph-rsid="005e03de" fo:background-color="#1e1e1e"/>
    </style:style>
    <style:style style:name="P21" style:family="paragraph" style:parent-style-name="Standard">
      <style:paragraph-properties style:line-height-at-least="0.503cm"/>
      <style:text-properties fo:color="#d4d4d4" style:font-name="Droid Sans Mono" fo:font-size="10.5pt" fo:font-weight="normal" officeooo:rsid="005ff564" officeooo:paragraph-rsid="005ff564" fo:background-color="#1e1e1e"/>
    </style:style>
    <style:style style:name="P22" style:family="paragraph" style:parent-style-name="Standard">
      <style:paragraph-properties style:line-height-at-least="0.503cm"/>
      <style:text-properties fo:color="#c586c0" style:font-name="Droid Sans Mono" fo:font-size="10.5pt" fo:font-weight="normal" fo:background-color="#1e1e1e"/>
    </style:style>
    <style:style style:name="P23" style:family="paragraph" style:parent-style-name="Standard">
      <style:text-properties officeooo:rsid="0026d1fb" officeooo:paragraph-rsid="0026d1fb"/>
    </style:style>
    <style:style style:name="P24" style:family="paragraph" style:parent-style-name="Standard">
      <style:text-properties officeooo:rsid="0028c8c0" officeooo:paragraph-rsid="0028c8c0"/>
    </style:style>
    <style:style style:name="P25" style:family="paragraph" style:parent-style-name="Standard">
      <style:text-properties officeooo:rsid="0028e80a" officeooo:paragraph-rsid="0028e80a"/>
    </style:style>
    <style:style style:name="P26" style:family="paragraph" style:parent-style-name="Standard">
      <style:text-properties officeooo:rsid="00294881" officeooo:paragraph-rsid="00294881"/>
    </style:style>
    <style:style style:name="P27" style:family="paragraph" style:parent-style-name="Standard">
      <style:text-properties officeooo:rsid="002a5e4e" officeooo:paragraph-rsid="002a5e4e"/>
    </style:style>
    <style:style style:name="P28" style:family="paragraph" style:parent-style-name="Standard">
      <style:text-properties officeooo:rsid="002b773f" officeooo:paragraph-rsid="002b773f"/>
    </style:style>
    <style:style style:name="P29" style:family="paragraph" style:parent-style-name="Standard">
      <style:text-properties style:text-underline-style="none" officeooo:rsid="002ceae2" officeooo:paragraph-rsid="002ceae2"/>
    </style:style>
    <style:style style:name="P30" style:family="paragraph" style:parent-style-name="Standard">
      <style:text-properties style:text-underline-style="none" officeooo:rsid="002d9d9d" officeooo:paragraph-rsid="002d9d9d"/>
    </style:style>
    <style:style style:name="P31" style:family="paragraph" style:parent-style-name="Standard">
      <style:text-properties style:text-underline-style="none" officeooo:rsid="002f9bea" officeooo:paragraph-rsid="002f9bea"/>
    </style:style>
    <style:style style:name="P32" style:family="paragraph" style:parent-style-name="Standard">
      <style:text-properties style:text-underline-style="none" officeooo:rsid="002fa23b" officeooo:paragraph-rsid="002fa23b"/>
    </style:style>
    <style:style style:name="P33" style:family="paragraph" style:parent-style-name="Standard">
      <style:text-properties style:text-underline-style="none" officeooo:rsid="0031470c" officeooo:paragraph-rsid="0031470c"/>
    </style:style>
    <style:style style:name="P34" style:family="paragraph" style:parent-style-name="Standard">
      <style:text-properties style:text-underline-style="none" officeooo:rsid="0044d4ba" officeooo:paragraph-rsid="0044d4ba"/>
    </style:style>
    <style:style style:name="P35" style:family="paragraph" style:parent-style-name="Standard">
      <style:text-properties style:text-underline-style="none" officeooo:rsid="00454abd" officeooo:paragraph-rsid="00454abd"/>
    </style:style>
    <style:style style:name="P36" style:family="paragraph" style:parent-style-name="Standard">
      <style:text-properties style:text-underline-style="none" officeooo:rsid="00456702" officeooo:paragraph-rsid="00456702"/>
    </style:style>
    <style:style style:name="P37" style:family="paragraph" style:parent-style-name="Standard">
      <style:text-properties fo:color="#000000" style:font-name="Droid Sans Mono" fo:font-size="10.5pt" style:text-underline-style="none" fo:font-weight="normal" officeooo:rsid="0031470c" officeooo:paragraph-rsid="0031470c" fo:background-color="transparent"/>
    </style:style>
    <style:style style:name="P38" style:family="paragraph" style:parent-style-name="Standard">
      <style:paragraph-properties style:line-height-at-least="0.503cm"/>
      <style:text-properties fo:color="#000000" style:font-name="Droid Sans Mono" fo:font-size="10.5pt" style:text-underline-style="none" fo:font-weight="normal" officeooo:rsid="0039b004" officeooo:paragraph-rsid="0039b004" fo:background-color="transparent"/>
    </style:style>
    <style:style style:name="P39" style:family="paragraph" style:parent-style-name="Standard">
      <style:paragraph-properties style:line-height-at-least="0.503cm"/>
      <style:text-properties fo:color="#000000" style:font-name="Droid Sans Mono" fo:font-size="10.5pt" style:text-underline-style="none" fo:font-weight="normal" officeooo:rsid="003ac1c6" officeooo:paragraph-rsid="003ac1c6" fo:background-color="transparent"/>
    </style:style>
    <style:style style:name="P40" style:family="paragraph" style:parent-style-name="Standard">
      <style:paragraph-properties style:line-height-at-least="0.503cm"/>
      <style:text-properties fo:color="#000000" style:font-name="Droid Sans Mono" fo:font-size="10.5pt" style:text-underline-style="none" fo:font-weight="normal" officeooo:rsid="003cb83a" officeooo:paragraph-rsid="003cb83a" fo:background-color="transparent"/>
    </style:style>
    <style:style style:name="P41" style:family="paragraph" style:parent-style-name="Standard">
      <style:paragraph-properties style:line-height-at-least="0.503cm"/>
      <style:text-properties fo:color="#000000" style:font-name="Droid Sans Mono" fo:font-size="10.5pt" style:text-underline-style="none" fo:font-weight="normal" officeooo:rsid="003ce98c" officeooo:paragraph-rsid="003ce98c" fo:background-color="transparent"/>
    </style:style>
    <style:style style:name="P42" style:family="paragraph" style:parent-style-name="Standard">
      <style:paragraph-properties style:line-height-at-least="0.503cm"/>
      <style:text-properties fo:color="#000000" style:font-name="Droid Sans Mono" fo:font-size="10.5pt" style:text-underline-style="none" fo:font-weight="normal" officeooo:rsid="003df5a0" officeooo:paragraph-rsid="003df5a0" fo:background-color="transparent"/>
    </style:style>
    <style:style style:name="P43" style:family="paragraph" style:parent-style-name="Standard">
      <style:paragraph-properties style:line-height-at-least="0.503cm"/>
      <style:text-properties fo:color="#000000" style:font-name="Droid Sans Mono" fo:font-size="10.5pt" style:text-underline-style="none" fo:font-weight="normal" officeooo:rsid="003ef04d" officeooo:paragraph-rsid="003ef04d" fo:background-color="transparent"/>
    </style:style>
    <style:style style:name="P44" style:family="paragraph" style:parent-style-name="Standard">
      <style:paragraph-properties style:line-height-at-least="0.503cm"/>
      <style:text-properties fo:color="#000000" style:font-name="Droid Sans Mono" fo:font-size="10.5pt" style:text-underline-style="none" fo:font-weight="normal" officeooo:rsid="00403660" officeooo:paragraph-rsid="00403660" fo:background-color="transparent"/>
    </style:style>
    <style:style style:name="P45" style:family="paragraph" style:parent-style-name="Standard">
      <style:paragraph-properties style:line-height-at-least="0.503cm"/>
      <style:text-properties fo:color="#000000" style:font-name="Droid Sans Mono" fo:font-size="10.5pt" style:text-underline-style="none" fo:font-weight="normal" officeooo:rsid="004a03dc" officeooo:paragraph-rsid="004a03dc" fo:background-color="transparent"/>
    </style:style>
    <style:style style:name="P46" style:family="paragraph" style:parent-style-name="Standard">
      <style:paragraph-properties style:line-height-at-least="0.503cm"/>
      <style:text-properties fo:color="#000000" style:font-name="Droid Sans Mono" fo:font-size="10.5pt" style:text-underline-style="none" fo:font-weight="normal" officeooo:rsid="004bd2d4" officeooo:paragraph-rsid="003ef04d" fo:background-color="transparent"/>
    </style:style>
    <style:style style:name="P47" style:family="paragraph" style:parent-style-name="Standard">
      <style:paragraph-properties style:line-height-at-least="0.503cm"/>
      <style:text-properties fo:color="#000000" style:font-name="Droid Sans Mono" fo:font-size="10.5pt" style:text-underline-style="none" fo:font-weight="normal" officeooo:rsid="0065f98d" officeooo:paragraph-rsid="0065f98d" fo:background-color="transparent"/>
    </style:style>
    <style:style style:name="P48" style:family="paragraph" style:parent-style-name="Standard">
      <style:paragraph-properties style:line-height-at-least="0.503cm"/>
      <style:text-properties fo:color="#000000" style:font-name="Droid Sans Mono" fo:font-size="10.5pt" fo:font-weight="normal" fo:background-color="transparent"/>
    </style:style>
    <style:style style:name="P49" style:family="paragraph" style:parent-style-name="Standard">
      <style:paragraph-properties style:line-height-at-least="0.503cm"/>
      <style:text-properties fo:color="#000000" style:font-name="Droid Sans Mono" fo:font-size="10.5pt" fo:font-weight="normal" officeooo:rsid="0031470c" officeooo:paragraph-rsid="0031470c" fo:background-color="transparent"/>
    </style:style>
    <style:style style:name="P50" style:family="paragraph" style:parent-style-name="Standard">
      <style:paragraph-properties style:line-height-at-least="0.503cm"/>
      <style:text-properties fo:color="#000000" style:font-name="Droid Sans Mono" fo:font-size="10.5pt" fo:font-weight="normal" officeooo:rsid="0032f08e" officeooo:paragraph-rsid="0032f08e" fo:background-color="transparent"/>
    </style:style>
    <style:style style:name="P51" style:family="paragraph" style:parent-style-name="Standard">
      <style:paragraph-properties style:line-height-at-least="0.503cm"/>
      <style:text-properties fo:color="#000000" style:font-name="Droid Sans Mono" fo:font-size="10.5pt" fo:font-weight="normal" officeooo:rsid="0034106f" officeooo:paragraph-rsid="0034106f" fo:background-color="transparent"/>
    </style:style>
    <style:style style:name="P52" style:family="paragraph" style:parent-style-name="Standard">
      <style:paragraph-properties style:line-height-at-least="0.503cm"/>
      <style:text-properties fo:color="#000000" style:font-name="Droid Sans Mono" fo:font-size="10.5pt" fo:font-weight="normal" officeooo:rsid="00356833" officeooo:paragraph-rsid="00356833" fo:background-color="transparent"/>
    </style:style>
    <style:style style:name="P53" style:family="paragraph" style:parent-style-name="Standard">
      <style:paragraph-properties style:line-height-at-least="0.503cm"/>
      <style:text-properties fo:color="#000000" style:font-name="Droid Sans Mono" fo:font-size="10.5pt" fo:font-weight="normal" officeooo:rsid="0035685a" officeooo:paragraph-rsid="0035685a" fo:background-color="transparent"/>
    </style:style>
    <style:style style:name="P54" style:family="paragraph" style:parent-style-name="Standard">
      <style:paragraph-properties style:line-height-at-least="0.503cm"/>
      <style:text-properties fo:color="#000000" style:font-name="Droid Sans Mono" fo:font-size="10.5pt" fo:font-weight="normal" officeooo:rsid="00363422" officeooo:paragraph-rsid="00363422" fo:background-color="transparent"/>
    </style:style>
    <style:style style:name="P55" style:family="paragraph" style:parent-style-name="Standard">
      <style:paragraph-properties style:line-height-at-least="0.503cm"/>
      <style:text-properties fo:color="#000000" style:font-name="Droid Sans Mono" fo:font-size="10.5pt" fo:font-weight="normal" officeooo:rsid="0038bff3" officeooo:paragraph-rsid="0038bff3" fo:background-color="transparent"/>
    </style:style>
    <style:style style:name="P56" style:family="paragraph" style:parent-style-name="Standard">
      <style:paragraph-properties style:line-height-at-least="0.503cm"/>
      <style:text-properties fo:color="#000000" style:font-name="Droid Sans Mono" fo:font-size="10.5pt" fo:font-weight="normal" officeooo:rsid="0039b004" officeooo:paragraph-rsid="0039b004" fo:background-color="transparent"/>
    </style:style>
    <style:style style:name="P57" style:family="paragraph" style:parent-style-name="Standard">
      <style:paragraph-properties style:line-height-at-least="0.503cm"/>
      <style:text-properties fo:color="#000000" style:font-name="Droid Sans Mono" fo:font-size="10.5pt" fo:font-weight="normal" officeooo:rsid="0048823e" officeooo:paragraph-rsid="0048823e" fo:background-color="transparent"/>
    </style:style>
    <style:style style:name="P58" style:family="paragraph" style:parent-style-name="Standard">
      <style:paragraph-properties style:line-height-at-least="0.503cm"/>
      <style:text-properties fo:color="#000000" style:font-name="Droid Sans Mono" fo:font-size="10.5pt" fo:font-weight="normal" officeooo:rsid="0048bfbe" officeooo:paragraph-rsid="0048bfbe" fo:background-color="transparent"/>
    </style:style>
    <style:style style:name="P59" style:family="paragraph" style:parent-style-name="Standard">
      <style:paragraph-properties style:line-height-at-least="0.503cm"/>
      <style:text-properties fo:color="#000000" style:font-name="Droid Sans Mono" fo:font-size="10.5pt" style:text-underline-style="solid" style:text-underline-width="auto" style:text-underline-color="font-color" fo:font-weight="normal" officeooo:rsid="0039b004" officeooo:paragraph-rsid="0039b004" fo:background-color="transparent"/>
    </style:style>
    <style:style style:name="P60" style:family="paragraph" style:parent-style-name="Standard">
      <style:paragraph-properties style:line-height-at-least="0.503cm"/>
      <style:text-properties fo:color="#000000" fo:background-color="transparent"/>
    </style:style>
    <style:style style:name="P61" style:family="paragraph" style:parent-style-name="Standard">
      <style:paragraph-properties style:line-height-at-least="0.503cm"/>
      <style:text-properties fo:color="#ed1c24" style:font-name="Droid Sans Mono" fo:font-size="10.5pt" fo:font-weight="normal" officeooo:rsid="0031470c" officeooo:paragraph-rsid="0031470c" fo:background-color="transparent"/>
    </style:style>
    <style:style style:name="P62" style:family="paragraph" style:parent-style-name="Standard">
      <style:paragraph-properties style:line-height-at-least="0.503cm"/>
      <style:text-properties fo:color="#ed1c24" style:font-name="Droid Sans Mono" fo:font-size="10.5pt" fo:font-weight="normal" fo:background-color="transparent"/>
    </style:style>
    <style:style style:name="P63" style:family="paragraph" style:parent-style-name="Standard">
      <style:text-properties fo:font-size="40pt" style:text-underline-style="solid" style:text-underline-width="auto" style:text-underline-color="font-color" officeooo:rsid="002b773f" officeooo:paragraph-rsid="002b773f" style:font-size-asian="40pt" style:font-size-complex="40pt"/>
    </style:style>
    <style:style style:name="P64" style:family="paragraph" style:parent-style-name="Standard">
      <style:text-properties style:text-underline-style="solid" style:text-underline-width="auto" style:text-underline-color="font-color" officeooo:rsid="002b773f" officeooo:paragraph-rsid="002b773f"/>
    </style:style>
    <style:style style:name="P65" style:family="paragraph" style:parent-style-name="Standard">
      <style:text-properties style:text-underline-style="solid" style:text-underline-width="auto" style:text-underline-color="font-color" officeooo:rsid="002b773f" officeooo:paragraph-rsid="004e17ba"/>
    </style:style>
    <style:style style:name="P66" style:family="paragraph" style:parent-style-name="Standard">
      <style:text-properties officeooo:rsid="00525de2" officeooo:paragraph-rsid="00525de2"/>
    </style:style>
    <style:style style:name="P67" style:family="paragraph" style:parent-style-name="Standard">
      <style:text-properties officeooo:rsid="0052b870" officeooo:paragraph-rsid="0052b870"/>
    </style:style>
    <style:style style:name="P68"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02b773f" officeooo:paragraph-rsid="002b773f"/>
    </style:style>
    <style:style style:name="P69" style:family="paragraph" style:parent-style-name="Standard">
      <style:text-properties fo:font-variant="normal" fo:text-transform="none" fo:color="#222222" style:font-name="arial" fo:font-size="12pt" fo:letter-spacing="normal" fo:font-style="normal" style:text-underline-style="none" fo:font-weight="normal" officeooo:rsid="004e17ba" officeooo:paragraph-rsid="0050651d"/>
    </style:style>
    <style:style style:name="P70" style:family="paragraph" style:parent-style-name="Standard">
      <style:text-properties fo:font-variant="normal" fo:text-transform="none" fo:color="#222222" style:font-name="arial" fo:font-size="12pt" fo:letter-spacing="normal" fo:font-style="normal" style:text-underline-style="none" fo:font-weight="normal" officeooo:rsid="0056b02a" officeooo:paragraph-rsid="0056b02a"/>
    </style:style>
    <style:style style:name="P71" style:family="paragraph" style:parent-style-name="Standard">
      <style:text-properties officeooo:rsid="0056b02a" officeooo:paragraph-rsid="0056b02a"/>
    </style:style>
    <style:style style:name="P72" style:family="paragraph" style:parent-style-name="Standard">
      <style:text-properties officeooo:rsid="005a2d36" officeooo:paragraph-rsid="005a2d36"/>
    </style:style>
    <style:style style:name="P73" style:family="paragraph" style:parent-style-name="Standard">
      <style:text-properties officeooo:rsid="005dd58b" officeooo:paragraph-rsid="005dd58b"/>
    </style:style>
    <style:style style:name="P74" style:family="paragraph" style:parent-style-name="Standard">
      <style:text-properties officeooo:rsid="005e03de" officeooo:paragraph-rsid="005e03de"/>
    </style:style>
    <style:style style:name="P75" style:family="paragraph" style:parent-style-name="Standard">
      <style:text-properties officeooo:rsid="005e03de" officeooo:paragraph-rsid="005e03de"/>
    </style:style>
    <style:style style:name="P76" style:family="paragraph" style:parent-style-name="Standard">
      <style:text-properties fo:font-size="26pt" officeooo:rsid="00674933" officeooo:paragraph-rsid="00674933"/>
    </style:style>
    <style:style style:name="P77" style:family="paragraph" style:parent-style-name="Standard">
      <style:text-properties fo:font-size="26pt" officeooo:rsid="0088ee5e" officeooo:paragraph-rsid="0088ee5e"/>
    </style:style>
    <style:style style:name="P78" style:family="paragraph" style:parent-style-name="Standard">
      <style:text-properties fo:font-size="32pt" officeooo:rsid="00674933" officeooo:paragraph-rsid="00674933"/>
    </style:style>
    <style:style style:name="P79" style:family="paragraph" style:parent-style-name="Standard">
      <style:text-properties fo:font-size="12pt" officeooo:rsid="0068c784" officeooo:paragraph-rsid="0068c784"/>
    </style:style>
    <style:style style:name="P80" style:family="paragraph" style:parent-style-name="Standard">
      <style:text-properties fo:font-size="12pt" officeooo:rsid="0069fb1d" officeooo:paragraph-rsid="0069fb1d"/>
    </style:style>
    <style:style style:name="P81" style:family="paragraph" style:parent-style-name="Standard">
      <style:text-properties fo:font-size="12pt" officeooo:rsid="006ab007" officeooo:paragraph-rsid="006ab007"/>
    </style:style>
    <style:style style:name="P82" style:family="paragraph" style:parent-style-name="Standard">
      <style:text-properties fo:font-size="12pt" officeooo:rsid="006c8f10" officeooo:paragraph-rsid="006c8f10"/>
    </style:style>
    <style:style style:name="P83" style:family="paragraph" style:parent-style-name="Standard">
      <style:text-properties fo:font-size="12pt" officeooo:rsid="006d85bb" officeooo:paragraph-rsid="006d85bb"/>
    </style:style>
    <style:style style:name="P84" style:family="paragraph" style:parent-style-name="Standard">
      <style:text-properties fo:font-size="12pt" officeooo:rsid="006f6a59" officeooo:paragraph-rsid="006f6a59"/>
    </style:style>
    <style:style style:name="P85" style:family="paragraph" style:parent-style-name="Standard">
      <style:text-properties fo:font-size="12pt" officeooo:rsid="00761a8b" officeooo:paragraph-rsid="00761a8b"/>
    </style:style>
    <style:style style:name="P86" style:family="paragraph" style:parent-style-name="Standard">
      <style:text-properties fo:font-size="12pt" officeooo:rsid="0077a14e" officeooo:paragraph-rsid="0077a14e"/>
    </style:style>
    <style:style style:name="P87" style:family="paragraph" style:parent-style-name="Standard">
      <style:text-properties fo:font-size="12pt" officeooo:rsid="007b6fab" officeooo:paragraph-rsid="007b9362"/>
    </style:style>
    <style:style style:name="P88" style:family="paragraph" style:parent-style-name="Standard">
      <style:text-properties fo:font-size="12pt" officeooo:rsid="007b9362" officeooo:paragraph-rsid="007b9362"/>
    </style:style>
    <style:style style:name="P89" style:family="paragraph" style:parent-style-name="Standard">
      <style:text-properties fo:font-size="12pt" officeooo:rsid="007c8361" officeooo:paragraph-rsid="007c8361"/>
    </style:style>
    <style:style style:name="P90" style:family="paragraph" style:parent-style-name="Standard">
      <style:text-properties fo:font-size="12pt" officeooo:rsid="007f8b99" officeooo:paragraph-rsid="007f8b99"/>
    </style:style>
    <style:style style:name="P91" style:family="paragraph" style:parent-style-name="Standard">
      <style:text-properties fo:font-size="12pt" officeooo:rsid="00806434" officeooo:paragraph-rsid="00806434"/>
    </style:style>
    <style:style style:name="P92" style:family="paragraph" style:parent-style-name="Standard">
      <style:text-properties fo:font-size="12pt" officeooo:rsid="008215d2" officeooo:paragraph-rsid="008215d2"/>
    </style:style>
    <style:style style:name="P93" style:family="paragraph" style:parent-style-name="Standard">
      <style:text-properties fo:font-size="12pt" officeooo:rsid="0083a37b" officeooo:paragraph-rsid="0083a37b"/>
    </style:style>
    <style:style style:name="P94" style:family="paragraph" style:parent-style-name="Standard">
      <style:text-properties fo:font-size="12pt" officeooo:rsid="00853ba1" officeooo:paragraph-rsid="00853ba1"/>
    </style:style>
    <style:style style:name="P95" style:family="paragraph" style:parent-style-name="Standard">
      <style:text-properties fo:font-size="12pt" officeooo:rsid="0085dba3" officeooo:paragraph-rsid="0085dba3"/>
    </style:style>
    <style:style style:name="P96" style:family="paragraph" style:parent-style-name="Standard">
      <style:text-properties fo:font-size="12pt" officeooo:rsid="0087d6b5" officeooo:paragraph-rsid="0087d6b5"/>
    </style:style>
    <style:style style:name="P97" style:family="paragraph" style:parent-style-name="Standard">
      <style:text-properties fo:font-size="12pt" officeooo:rsid="008803c2" officeooo:paragraph-rsid="008803c2"/>
    </style:style>
    <style:style style:name="P98" style:family="paragraph" style:parent-style-name="Standard">
      <style:text-properties fo:font-size="12pt" officeooo:rsid="00883a03" officeooo:paragraph-rsid="00883a03"/>
    </style:style>
    <style:style style:name="P99" style:family="paragraph" style:parent-style-name="Standard">
      <style:text-properties fo:font-size="12pt" officeooo:rsid="0088ee5e" officeooo:paragraph-rsid="0088ee5e" style:font-size-asian="10.5pt" style:font-size-complex="12pt"/>
    </style:style>
    <style:style style:name="P100" style:family="paragraph" style:parent-style-name="Standard">
      <style:text-properties fo:font-size="12pt" officeooo:rsid="008d5cc2" officeooo:paragraph-rsid="008d5cc2" style:font-size-asian="10.5pt" style:font-size-complex="12pt"/>
    </style:style>
    <style:style style:name="P101" style:family="paragraph" style:parent-style-name="Standard">
      <style:text-properties fo:font-size="12pt" officeooo:rsid="0090e816" officeooo:paragraph-rsid="0090e816" style:font-size-asian="10.5pt" style:font-size-complex="12pt"/>
    </style:style>
    <style:style style:name="P102" style:family="paragraph" style:parent-style-name="Standard">
      <style:text-properties fo:font-size="12pt" officeooo:rsid="0092aa2b" officeooo:paragraph-rsid="0092aa2b" style:font-size-asian="10.5pt" style:font-size-complex="12pt"/>
    </style:style>
    <style:style style:name="P103" style:family="paragraph" style:parent-style-name="Standard">
      <style:text-properties fo:font-size="12pt" officeooo:rsid="009a2e87" officeooo:paragraph-rsid="009a2e87" style:font-size-asian="10.5pt" style:font-size-complex="12pt"/>
    </style:style>
    <style:style style:name="P104" style:family="paragraph" style:parent-style-name="Standard">
      <style:text-properties fo:color="#000000" style:font-name="Droid Sans Mono" fo:font-size="10.5pt" fo:font-weight="normal" officeooo:rsid="00806434" officeooo:paragraph-rsid="00807073" fo:background-color="transparent"/>
    </style:style>
    <style:style style:name="P105" style:family="paragraph" style:parent-style-name="Standard">
      <style:paragraph-properties style:line-height-at-least="0.503cm"/>
      <style:text-properties fo:color="#000000" style:font-name="Droid Sans Mono" fo:font-size="10.5pt" fo:font-weight="normal" officeooo:rsid="009c69a6" officeooo:paragraph-rsid="009c69a6" fo:background-color="transparent" style:font-size-asian="10.5pt" style:font-size-complex="12pt"/>
    </style:style>
    <style:style style:name="P106" style:family="paragraph" style:parent-style-name="Standard">
      <style:paragraph-properties style:line-height-at-least="0.503cm"/>
      <style:text-properties fo:color="#000000" style:font-name="Droid Sans Mono" fo:font-size="10.5pt" fo:font-weight="normal" officeooo:rsid="009e5db2" officeooo:paragraph-rsid="009e5db2" fo:background-color="transparent" style:font-size-asian="10.5pt" style:font-size-complex="12pt"/>
    </style:style>
    <style:style style:name="P107" style:family="paragraph" style:parent-style-name="Standard">
      <style:paragraph-properties style:line-height-at-least="0.503cm"/>
      <style:text-properties fo:color="#000000" style:font-name="Droid Sans Mono" fo:font-size="10.5pt" fo:font-weight="normal" officeooo:rsid="009f0d7d" officeooo:paragraph-rsid="009f0d7d" fo:background-color="transparent" style:font-size-asian="10.5pt" style:font-size-complex="12pt"/>
    </style:style>
    <style:style style:name="P108" style:family="paragraph" style:parent-style-name="Standard">
      <style:paragraph-properties style:line-height-at-least="0.503cm"/>
      <style:text-properties fo:color="#000000" style:font-name="Droid Sans Mono" fo:font-size="10.5pt" fo:font-weight="normal" fo:background-color="transparent"/>
    </style:style>
    <style:style style:name="P109" style:family="paragraph" style:parent-style-name="Standard">
      <style:paragraph-properties style:line-height-at-least="0.503cm"/>
      <style:text-properties fo:color="#000000" style:font-name="Droid Sans Mono" fo:font-size="10.5pt" fo:font-weight="normal" officeooo:paragraph-rsid="009408d3" fo:background-color="transparent"/>
    </style:style>
    <style:style style:name="P110" style:family="paragraph" style:parent-style-name="Standard">
      <style:paragraph-properties style:line-height-at-least="0.503cm"/>
      <style:text-properties fo:color="#000000" style:font-name="Droid Sans Mono" fo:font-size="10.5pt" fo:font-weight="normal" officeooo:rsid="0095ed61" officeooo:paragraph-rsid="0095ed61" fo:background-color="transparent"/>
    </style:style>
    <style:style style:name="P111" style:family="paragraph" style:parent-style-name="Standard">
      <style:paragraph-properties style:line-height-at-least="0.503cm"/>
      <style:text-properties fo:color="#000000" style:font-name="Droid Sans Mono" fo:font-size="10.5pt" fo:font-weight="normal" officeooo:rsid="00967b67" officeooo:paragraph-rsid="00967b67" fo:background-color="transparent"/>
    </style:style>
    <style:style style:name="P112" style:family="paragraph" style:parent-style-name="Standard">
      <style:text-properties fo:color="#000000" style:font-name="Droid Sans Mono" fo:font-size="10.5pt" fo:font-weight="normal" officeooo:rsid="0092aa2b" officeooo:paragraph-rsid="0092aa2b" fo:background-color="#e0efd4" style:font-size-asian="10.5pt" style:font-size-complex="12pt"/>
    </style:style>
    <style:style style:name="P113" style:family="paragraph" style:parent-style-name="Standard">
      <style:text-properties fo:color="#000000" style:font-name="Droid Sans Mono" fo:font-size="10.5pt" fo:font-weight="normal" officeooo:rsid="0092aa2b" officeooo:paragraph-rsid="009408d3" fo:background-color="#e0efd4" style:font-size-asian="10.5pt" style:font-size-complex="12pt"/>
    </style:style>
    <style:style style:name="P114" style:family="paragraph" style:parent-style-name="Standard">
      <style:paragraph-properties style:line-height-at-least="0.503cm"/>
      <style:text-properties fo:color="#000000" style:font-name="Droid Sans Mono" fo:font-size="10.5pt" fo:font-weight="normal" officeooo:rsid="0092aa2b" officeooo:paragraph-rsid="00967b67" fo:background-color="#e0efd4" style:font-size-asian="10.5pt" style:font-size-complex="12pt"/>
    </style:style>
    <style:style style:name="P115" style:family="paragraph" style:parent-style-name="Standard">
      <style:paragraph-properties style:line-height-at-least="0.503cm"/>
      <style:text-properties fo:color="#000000" style:font-name="Droid Sans Mono" fo:font-size="10.5pt" fo:font-weight="normal" officeooo:rsid="0092aa2b" officeooo:paragraph-rsid="009a2e87" fo:background-color="#e0efd4" style:font-size-asian="10.5pt" style:font-size-complex="12pt"/>
    </style:style>
    <style:style style:name="P116" style:family="paragraph" style:parent-style-name="Standard">
      <style:text-properties fo:color="#000000" style:font-name="Droid Sans Mono" fo:font-size="10.5pt" fo:font-weight="normal" officeooo:rsid="0092aa2b" officeooo:paragraph-rsid="00967b67" fo:background-color="#e0efd4" style:font-size-asian="10.5pt" style:font-size-complex="12pt"/>
    </style:style>
    <style:style style:name="P117" style:family="paragraph" style:parent-style-name="Standard">
      <style:text-properties fo:color="#000000" style:font-name="Droid Sans Mono" fo:font-size="10.5pt" fo:font-weight="normal" officeooo:rsid="0092aa2b" officeooo:paragraph-rsid="009a2e87" fo:background-color="#e0efd4" style:font-size-asian="10.5pt" style:font-size-complex="12pt"/>
    </style:style>
    <style:style style:name="P118" style:family="paragraph" style:parent-style-name="Standard">
      <style:paragraph-properties style:line-height-at-least="0.503cm"/>
      <style:text-properties fo:color="#000000" style:font-name="Droid Sans Mono" fo:font-size="10.5pt" fo:font-weight="normal" officeooo:rsid="009c69a6" officeooo:paragraph-rsid="009c69a6" fo:background-color="#e0efd4" style:font-size-asian="10.5pt" style:font-size-complex="12pt"/>
    </style:style>
    <style:style style:name="P119" style:family="paragraph" style:parent-style-name="Standard">
      <style:paragraph-properties style:line-height-at-least="0.503cm"/>
      <style:text-properties fo:color="#000000" style:font-name="Droid Sans Mono" fo:font-size="10.5pt" fo:font-weight="normal" fo:background-color="#e0efd4"/>
    </style:style>
    <style:style style:name="P120" style:family="paragraph" style:parent-style-name="Standard">
      <style:paragraph-properties style:line-height-at-least="0.503cm"/>
      <style:text-properties fo:color="#000000" style:font-name="Droid Sans Mono" fo:font-size="10.5pt" fo:font-weight="normal" officeooo:paragraph-rsid="009408d3" fo:background-color="#e0efd4"/>
    </style:style>
    <style:style style:name="P121" style:family="paragraph" style:parent-style-name="Standard">
      <style:paragraph-properties style:line-height-at-least="0.503cm"/>
      <style:text-properties fo:color="#000000" style:font-name="Droid Sans Mono" fo:font-size="10.5pt" fo:font-weight="normal" officeooo:paragraph-rsid="00967b67" fo:background-color="#e0efd4"/>
    </style:style>
    <style:style style:name="P122" style:family="paragraph" style:parent-style-name="Standard">
      <style:paragraph-properties style:line-height-at-least="0.503cm"/>
      <style:text-properties fo:color="#000000" style:font-name="Droid Sans Mono" fo:font-size="10.5pt" fo:font-weight="normal" officeooo:paragraph-rsid="009a2e87" fo:background-color="#e0efd4"/>
    </style:style>
    <style:style style:name="P123" style:family="paragraph" style:parent-style-name="Standard">
      <style:text-properties fo:color="#000000" style:font-name="Liberation Serif" fo:font-size="12pt" fo:font-weight="normal" officeooo:rsid="00806434" officeooo:paragraph-rsid="00807073" fo:background-color="transparent" style:font-size-asian="12pt" style:font-size-complex="12pt"/>
    </style:style>
    <style:style style:name="P124" style:family="paragraph" style:parent-style-name="Standard">
      <style:text-properties fo:color="#000000" style:font-name="Liberation Serif" fo:font-size="12pt" fo:font-weight="normal" officeooo:rsid="00806434" officeooo:paragraph-rsid="00806434" fo:background-color="transparent" style:font-size-asian="12pt" style:font-size-complex="12pt"/>
    </style:style>
    <style:style style:name="P125" style:family="paragraph" style:parent-style-name="Standard">
      <style:text-properties fo:color="#000000" style:font-name="Liberation Serif" fo:font-size="12pt" fo:font-weight="normal" officeooo:rsid="00807073" officeooo:paragraph-rsid="00807073" fo:background-color="transparent" style:font-size-asian="12pt" style:font-size-complex="12pt"/>
    </style:style>
    <style:style style:name="P126" style:family="paragraph" style:parent-style-name="Standard">
      <style:text-properties fo:color="#000000" style:font-name="Liberation Serif" fo:font-size="12pt" fo:font-weight="normal" officeooo:rsid="00807073" officeooo:paragraph-rsid="00843460" fo:background-color="transparent" style:font-size-asian="12pt" style:font-size-complex="12pt"/>
    </style:style>
    <style:style style:name="P127" style:family="paragraph" style:parent-style-name="Standard">
      <style:text-properties fo:color="#000000" style:font-name="Liberation Serif" fo:font-size="12pt" fo:font-weight="normal" officeooo:rsid="00843460" officeooo:paragraph-rsid="00843460" fo:background-color="transparent" style:font-size-asian="12pt" style:font-size-complex="12pt"/>
    </style:style>
    <style:style style:name="P128" style:family="paragraph" style:parent-style-name="Standard">
      <style:text-properties fo:color="#000000" fo:font-size="12pt" officeooo:rsid="0092aa2b" officeooo:paragraph-rsid="0092aa2b" fo:background-color="transparent" style:font-size-asian="10.5pt" style:font-size-complex="12pt"/>
    </style:style>
    <style:style style:name="P129" style:family="paragraph" style:parent-style-name="Standard">
      <style:paragraph-properties style:line-height-at-least="0.503cm"/>
      <style:text-properties fo:color="#000000" fo:background-color="#e0efd4"/>
    </style:style>
    <style:style style:name="P130" style:family="paragraph" style:parent-style-name="Standard">
      <style:paragraph-properties style:line-height-at-least="0.503cm"/>
      <style:text-properties fo:color="#000000" officeooo:paragraph-rsid="0092aa2b" fo:background-color="#e0efd4"/>
    </style:style>
    <style:style style:name="P131" style:family="paragraph" style:parent-style-name="Standard">
      <style:paragraph-properties style:line-height-at-least="0.503cm"/>
      <style:text-properties fo:color="#000000" officeooo:paragraph-rsid="009408d3" fo:background-color="#e0efd4"/>
    </style:style>
    <style:style style:name="P132" style:family="paragraph" style:parent-style-name="Standard">
      <style:paragraph-properties style:line-height-at-least="0.503cm"/>
      <style:text-properties fo:color="#000000" officeooo:paragraph-rsid="00967b67" fo:background-color="#e0efd4"/>
    </style:style>
    <style:style style:name="P133" style:family="paragraph" style:parent-style-name="Standard">
      <style:paragraph-properties style:line-height-at-least="0.503cm"/>
      <style:text-properties fo:color="#000000" officeooo:paragraph-rsid="009a2e87" fo:background-color="#e0efd4"/>
    </style:style>
    <style:style style:name="P134" style:family="paragraph" style:parent-style-name="Standard">
      <style:text-properties style:font-name="Liberation Serif" fo:font-size="12pt" officeooo:rsid="00806434" officeooo:paragraph-rsid="00806434" style:font-size-asian="12pt" style:font-size-complex="12pt"/>
    </style:style>
    <style:style style:name="P135" style:family="paragraph" style:parent-style-name="Standard">
      <style:text-properties fo:font-variant="normal" fo:text-transform="none" fo:color="#222222" style:font-name="arial" fo:font-size="12pt" fo:letter-spacing="normal" fo:font-style="normal" style:text-underline-style="none" fo:font-weight="normal" officeooo:rsid="004e17ba" officeooo:paragraph-rsid="0050651d"/>
    </style:style>
    <style:style style:name="P136" style:family="paragraph" style:parent-style-name="Standard">
      <style:text-properties fo:font-variant="normal" fo:text-transform="none" fo:color="#222222" style:font-name="arial" fo:font-size="12pt" fo:letter-spacing="normal" fo:font-style="normal" style:text-underline-style="none" fo:font-weight="normal" officeooo:rsid="0084e047" officeooo:paragraph-rsid="0084e047"/>
    </style:style>
    <style:style style:name="T1" style:family="text">
      <style:text-properties officeooo:rsid="001d33a1"/>
    </style:style>
    <style:style style:name="T2" style:family="text">
      <style:text-properties officeooo:rsid="0023fe7a"/>
    </style:style>
    <style:style style:name="T3" style:family="text">
      <style:text-properties fo:color="#b5cea8"/>
    </style:style>
    <style:style style:name="T4" style:family="text">
      <style:text-properties fo:color="#dcdcaa"/>
    </style:style>
    <style:style style:name="T5" style:family="text">
      <style:text-properties fo:color="#c586c0"/>
    </style:style>
    <style:style style:name="T6" style:family="text">
      <style:text-properties fo:color="#4ec9b0"/>
    </style:style>
    <style:style style:name="T7" style:family="text">
      <style:text-properties fo:color="#569cd6"/>
    </style:style>
    <style:style style:name="T8" style:family="text">
      <style:text-properties fo:color="#9cdcfe"/>
    </style:style>
    <style:style style:name="T9" style:family="text">
      <style:text-properties fo:color="#ce9178"/>
    </style:style>
    <style:style style:name="T10" style:family="text">
      <style:text-properties officeooo:rsid="0033b66e"/>
    </style:style>
    <style:style style:name="T11" style:family="text">
      <style:text-properties officeooo:rsid="0035685a"/>
    </style:style>
    <style:style style:name="T12" style:family="text">
      <style:text-properties officeooo:rsid="00376557"/>
    </style:style>
    <style:style style:name="T13" style:family="text">
      <style:text-properties officeooo:rsid="003f0d99"/>
    </style:style>
    <style:style style:name="T14" style:family="text">
      <style:text-properties fo:font-variant="normal" fo:text-transform="none" fo:color="#222222" style:font-name="arial" fo:font-size="12pt" fo:letter-spacing="normal" fo:font-style="normal" fo:font-weight="normal"/>
    </style:style>
    <style:style style:name="T15" style:family="text">
      <style:text-properties fo:font-variant="normal" fo:text-transform="none" fo:color="#222222" style:font-name="arial" fo:font-size="12pt" fo:letter-spacing="normal" fo:font-style="normal" fo:font-weight="bold"/>
    </style:style>
    <style:style style:name="T16" style:family="text">
      <style:text-properties fo:font-variant="normal" fo:text-transform="none" fo:color="#222222" fo:letter-spacing="normal"/>
    </style:style>
    <style:style style:name="T17" style:family="text">
      <style:text-properties officeooo:rsid="00452dcf"/>
    </style:style>
    <style:style style:name="T18" style:family="text">
      <style:text-properties style:text-underline-style="solid" style:text-underline-width="auto" style:text-underline-color="font-color"/>
    </style:style>
    <style:style style:name="T19" style:family="text">
      <style:text-properties officeooo:rsid="00481b16"/>
    </style:style>
    <style:style style:name="T20" style:family="text">
      <style:text-properties officeooo:rsid="004a459b"/>
    </style:style>
    <style:style style:name="T21" style:family="text">
      <style:text-properties officeooo:rsid="00525de2"/>
    </style:style>
    <style:style style:name="T22" style:family="text">
      <style:text-properties officeooo:rsid="00584059"/>
    </style:style>
    <style:style style:name="T23" style:family="text">
      <style:text-properties officeooo:rsid="00593e88"/>
    </style:style>
    <style:style style:name="T24" style:family="text">
      <style:text-properties officeooo:rsid="005a7b38"/>
    </style:style>
    <style:style style:name="T25" style:family="text">
      <style:text-properties officeooo:rsid="005ba8d8"/>
    </style:style>
    <style:style style:name="T26" style:family="text">
      <style:text-properties fo:color="#ce181e" officeooo:rsid="005ba8d8"/>
    </style:style>
    <style:style style:name="T27" style:family="text">
      <style:text-properties officeooo:rsid="005cc34e"/>
    </style:style>
    <style:style style:name="T28" style:family="text">
      <style:text-properties officeooo:rsid="005dd58b"/>
    </style:style>
    <style:style style:name="T29" style:family="text">
      <style:text-properties officeooo:rsid="005df8d6"/>
    </style:style>
    <style:style style:name="T30" style:family="text">
      <style:text-properties officeooo:rsid="005e03de"/>
    </style:style>
    <style:style style:name="T31" style:family="text">
      <style:text-properties officeooo:rsid="00619f28"/>
    </style:style>
    <style:style style:name="T32" style:family="text">
      <style:text-properties officeooo:rsid="00705c56"/>
    </style:style>
    <style:style style:name="T33" style:family="text">
      <style:text-properties officeooo:rsid="0076c957"/>
    </style:style>
    <style:style style:name="T34" style:family="text">
      <style:text-properties officeooo:rsid="007b9362"/>
    </style:style>
    <style:style style:name="T35" style:family="text">
      <style:text-properties officeooo:rsid="007d9436"/>
    </style:style>
    <style:style style:name="T36" style:family="text">
      <style:text-properties officeooo:rsid="007f8b99"/>
    </style:style>
    <style:style style:name="T37" style:family="text">
      <style:text-properties fo:font-size="12pt"/>
    </style:style>
    <style:style style:name="T38" style:family="text">
      <style:text-properties officeooo:rsid="00807073"/>
    </style:style>
    <style:style style:name="T39" style:family="text">
      <style:text-properties officeooo:rsid="00813e2e"/>
    </style:style>
    <style:style style:name="T40" style:family="text">
      <style:text-properties officeooo:rsid="0084e047"/>
    </style:style>
    <style:style style:name="T41" style:family="text">
      <style:text-properties officeooo:rsid="008803c2"/>
    </style:style>
    <style:style style:name="T42" style:family="text">
      <style:text-properties officeooo:rsid="00883a03"/>
    </style:style>
    <style:style style:name="T43" style:family="text">
      <style:text-properties officeooo:rsid="0089e045"/>
    </style:style>
    <style:style style:name="T44" style:family="text">
      <style:text-properties officeooo:rsid="0090e816"/>
    </style:style>
    <style:style style:name="T45" style:family="text">
      <style:text-properties officeooo:rsid="00928a48"/>
    </style:style>
    <style:style style:name="T46" style:family="text">
      <style:text-properties style:font-name="Droid Sans Mono" fo:font-size="10.5pt" fo:font-weight="normal"/>
    </style:style>
    <style:style style:name="T47" style:family="text">
      <style:text-properties style:font-name="Droid Sans Mono" fo:font-size="10.5pt" fo:font-weight="normal" officeooo:rsid="009a2e87"/>
    </style:style>
    <style:style style:name="T48" style:family="text">
      <style:text-properties officeooo:rsid="00938f33"/>
    </style:style>
    <style:style style:name="T49" style:family="text">
      <style:text-properties officeooo:rsid="009408d3"/>
    </style:style>
    <style:style style:name="T50" style:family="text">
      <style:text-properties officeooo:rsid="0098574c"/>
    </style:style>
    <style:style style:name="T51" style:family="text">
      <style:text-properties officeooo:rsid="009b4321"/>
    </style:style>
    <style:style style:name="T52" style:family="text">
      <style:text-properties officeooo:rsid="009e5d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jax video:</text:p>
      <text:p text:style-name="P1"/>
      <text:p text:style-name="P2">Stands for Asyc Java Script And XML.</text:p>
      <text:p text:style-name="P71">When we spoke about Async we apoke about call backs. </text:p>
      <text:p text:style-name="P2"/>
      <text:p text:style-name="P3">Asyc means non blocking code. <text:span text:style-name="T22">That means we can move on without waiting on that block of code to be executed. </text:span></text:p>
      <text:p text:style-name="P3"/>
      <text:p text:style-name="P4">Asyc can run out of normal flow of the program. When we run Asyc code then th<text:span text:style-name="T23">at Async</text:span> code is passed over to API and continues with our program until we can bring Asyc code back into our normal flow or call stack.</text:p>
      <text:p text:style-name="P4"/>
      <text:p text:style-name="P5">That means we can run code without having to re running the whole program, without refreshing the page. </text:p>
      <text:p text:style-name="P5"/>
      <text:p text:style-name="P72">We can receive the data, send the data and update the page without having to refresh the page. <text:span text:style-name="T24">Ajax helps to perform bunch of task that never needs a page refresh. </text:span></text:p>
      <text:p text:style-name="P5"/>
      <text:p text:style-name="P5">AJAX – update the page without refreshing the page, we can receive and send data without our user have to do any thing or refreshing the page. </text:p>
      <text:p text:style-name="P5"/>
      <text:p text:style-name="P5">For example open Slack in web browser. You will see that data getting posted and fetched without getting page refresh. </text:p>
      <text:p text:style-name="P5"/>
      <text:p text:style-name="P5">XHR and Ajax help to get data from the server without having to refresh the webpage. </text:p>
      <text:p text:style-name="P5"/>
      <text:p text:style-name="P7">Ajax uses XHR (XmlHttpRequest) is a web API used for sending and receiving data <text:span text:style-name="T25">on the web</text:span>.</text:p>
      <text:p text:style-name="P7"/>
      <text:p text:style-name="P7"><text:span text:style-name="T26">When it is Async we automatically know it is WebAPI.</text:span> </text:p>
      <text:p text:style-name="P7"/>
      <text:p text:style-name="P6">XHR is request to the server through XML.</text:p>
      <text:p text:style-name="P6">Whenever it is Asyc it is WebAPI. WebApi is the only spot where it can do Asyc.</text:p>
      <text:p text:style-name="P6"/>
      <text:p text:style-name="P8"><text:span text:style-name="T1">XHR: </text:span>Use <text:span text:style-name="Source_20_Text">XMLHttpRequest</text:span> (XHR) objects to interact with servers. You can retrieve data from a URL without having to do a full page refresh. This enables a Web page to update just part of a page without disrupting what the user is doing.</text:p>
      <text:p text:style-name="P6"/>
      <text:p text:style-name="P9">When we use thrid party API library, under the hood they are all using XHR request. Ajax is XHR with Javascript. </text:p>
      <text:p text:style-name="P9"/>
      <text:p text:style-name="P10">How many thread does JS have? 1</text:p>
      <text:p text:style-name="P10">how many call stack does JS have? 1</text:p>
      <text:p text:style-name="P10">1 thread = one call stack </text:p>
      <text:p text:style-name="P10"/>
      <text:p text:style-name="P10">JS is single threaded programing language by blocking in nature. <text:span text:style-name="T27">So we have to use XHR to make API call. If not we have to wait and wait as JS is blocking in nature. Until it is done and gave us back the response. We have not idea how long it will gonna take on all the API call we made. </text:span></text:p>
      <text:p text:style-name="P10"/>
      <text:p text:style-name="P73"/>
      <text:p text:style-name="P10"/>
      <text:p text:style-name="P11">Onece you see the data on the console, then this is what happens underneath the hood for all APIs.</text:p>
      <text:p text:style-name="P11"/>
      <text:p text:style-name="P11"><text:soft-page-break/>We just wrote out what they are abstracting away.</text:p>
      <text:p text:style-name="P11"/>
      <text:p text:style-name="P11">Under the hood they are doing XHR request.</text:p>
      <text:p text:style-name="P11"/>
      <text:p text:style-name="P11">When we Use Ajax then we retrieve, Json data</text:p>
      <text:p text:style-name="P12">so we used XXMHttpRequest to receive Json. Though the name says XML (which is little confusing) we can use to transport plane text or Jason or XML or other data types. In this case it is Json. </text:p>
      <text:p text:style-name="P12"/>
      <text:p text:style-name="P12">We have modern JavaScript AJAX Libraries to abstract away that complexity. </text:p>
      <text:p text:style-name="P12"/>
      <text:p text:style-name="P12">Lets re do this XHR code in Jquery. </text:p>
      <text:p text:style-name="P12">Under the hood it is still using XHR even if we are using Jquery.</text:p>
      <text:p text:style-name="P12"/>
      <text:p text:style-name="P13">Let us implement this in Rails. </text:p>
      <text:p text:style-name="P13"/>
      <text:p text:style-name="P13">Rails new student_api -d postgresql</text:p>
      <text:p text:style-name="P13">cd student_api</text:p>
      <text:p text:style-name="P13">rails <text:a xlink:type="simple" xlink:href="db:create" text:style-name="Internet_20_link" text:visited-style-name="Visited_20_Internet_20_Link">db:create</text:a></text:p>
      <text:p text:style-name="P13">rails g scaffold Student name:string location:string</text:p>
      <text:p text:style-name="P13">rails <text:a xlink:type="simple" xlink:href="db:migrate" text:style-name="Internet_20_link" text:visited-style-name="Visited_20_Internet_20_Link">db:migrate</text:a></text:p>
      <text:p text:style-name="P13"/>
      <text:p text:style-name="P13">Depending on where JS is running at it has extra things (extensions) to connect to in browser that extra thing of JS is call web api. <text:s/>Web api gives us functionality normal JS does not have. Such as Asyc call (else JS is single threaded program). We need something to make it Asyc. Web Api gives us bunch of Apis that we connect into to do Async call. <text:span text:style-name="T2">One of those APIs is XHR</text:span></text:p>
      <text:p text:style-name="P14">with normal Java Script this is not possible because technically ourprogram is already executed. </text:p>
      <text:p text:style-name="P14"/>
      <text:p text:style-name="P15">Go to seed and to </text:p>
      <text:p text:style-name="P17"><text:span text:style-name="T3">10</text:span>.<text:span text:style-name="T4">times</text:span> <text:span text:style-name="T5">do </text:span></text:p>
      <text:p text:style-name="P16"><text:span text:style-name="T6">Student</text:span>.<text:span text:style-name="T4">create</text:span>(</text:p>
      <text:p text:style-name="P16"><text:span text:style-name="T7">name:</text:span> <text:span text:style-name="T6">Faker</text:span>::<text:span text:style-name="T6">Name</text:span>.<text:span text:style-name="T4">name</text:span>,</text:p>
      <text:p text:style-name="P16"><text:span text:style-name="T7">location:</text:span> <text:span text:style-name="T6">Faker</text:span>::<text:span text:style-name="T6">Address</text:span>.<text:span text:style-name="T4">full_address</text:span>,</text:p>
      <text:p text:style-name="P16">)</text:p>
      <text:p text:style-name="P22">end</text:p>
      <text:p text:style-name="P15"/>
      <text:p text:style-name="P15">install Faker:</text:p>
      <text:p text:style-name="P15">bundle add faker</text:p>
      <text:p text:style-name="P15">rails <text:a xlink:type="simple" xlink:href="db:seed" text:style-name="Internet_20_link" text:visited-style-name="Visited_20_Internet_20_Link">db:seed</text:a></text:p>
      <text:p text:style-name="P15"/>
      <text:p text:style-name="P23">now let us request json data from our rails app.</text:p>
      <text:p text:style-name="P23">When you click on the button, you get protocol error.</text:p>
      <text:p text:style-name="P24">Now you will get </text:p>
      <text:p text:style-name="P24">from Origin “null” has been blocked by CORS policy: No Access-Control-Allow_origin” header is present on the requested resources.</text:p>
      <text:p text:style-name="P24"/>
      <text:p text:style-name="P25">Now comes CORS</text:p>
      <text:p text:style-name="P25">it stands for Cross Origin Reource Sharing.</text:p>
      <text:p text:style-name="P25">It is a security relaxzation measure. Browser by default does not allow you to communicate through ajax on domain that you are not currently on. The web page we built is not on localhost 3000. So by default browser blocks that. </text:p>
      <text:p text:style-name="P25"><text:soft-page-break/>With CORS we can specify who and what can access to what. We can relax so and so can access local host 3000 students. It is security relaxzation measure. </text:p>
      <text:p text:style-name="P25">We add:</text:p>
      <text:p text:style-name="P25">Access Control Allow Origin Header</text:p>
      <text:p text:style-name="P25"/>
      <text:p text:style-name="P25">We need to put this header.</text:p>
      <text:p text:style-name="P25"/>
      <text:p text:style-name="P26">Now modify cors policy in rails</text:p>
      <text:p text:style-name="P26">in config . Application under 5.2 put</text:p>
      <text:p text:style-name="P26"/>
      <text:p text:style-name="P18"><text:span text:style-name="T8">config</text:span>.<text:span text:style-name="T4">action_dispatch</text:span>.<text:span text:style-name="T4">default_headers</text:span> = {</text:p>
      <text:p text:style-name="P16"><text:span text:style-name="T9">'Access-Control-Allow-Origin'</text:span>: <text:span text:style-name="T9">'*'</text:span></text:p>
      <text:p text:style-name="P16">}</text:p>
      <text:p text:style-name="P26"/>
      <text:p text:style-name="P26">we can modify to certain users, or domain or certain source only. But we are doing for all by putting * there. </text:p>
      <text:p text:style-name="P26"/>
      <text:p text:style-name="P26">DOING POST </text:p>
      <text:p text:style-name="P26">we need to turn authentication off first:</text:p>
      <text:p text:style-name="P18">skip_before_action <text:span text:style-name="T7">:verify_authenticity_token</text:span></text:p>
      <text:p text:style-name="P26"/>
      <text:p text:style-name="P27">let us add third button to post and copy paste the GET ajax script and modify it to be post and we need to pass data to save in the database too.</text:p>
      <text:p text:style-name="P27"/>
      <text:p text:style-name="P28">Ajax does not care when the page lodes. As soon as it is hit it does its work.</text:p>
      <text:p text:style-name="P28"/>
      <text:p text:style-name="P63">Promises</text:p>
      <text:p text:style-name="P64"><text:span text:style-name="T14">A </text:span><text:span text:style-name="T15">promise</text:span><text:span text:style-name="T16"> </text:span><text:span text:style-name="T14">represents the eventual result of an asynchronous operation. It is a placeholder into which the successful result value or reason for failure will materialize.</text:span></text:p>
      <text:p text:style-name="P68"/>
      <text:p text:style-name="P65"/>
      <text:p text:style-name="P29">Lets bring ourself in call back hell here.</text:p>
      <text:p text:style-name="P34">Call back hell is what we are trying to avoid. <text:span text:style-name="T17">We gona use this new thing call Promises. We avoid call back by promises.</text:span></text:p>
      <text:p text:style-name="P34"/>
      <text:p text:style-name="P35">Just to get 5 jokes we have to do callback hell pyramid. </text:p>
      <text:p text:style-name="P36">They though there must be better way to do this and they introduce PROMISE.</text:p>
      <text:p text:style-name="P36"/>
      <text:p text:style-name="P29"/>
      <text:p text:style-name="P29">Jquery other than Ajax has $ get.</text:p>
      <text:p text:style-name="P29">We give url and then call back to get.</text:p>
      <text:p text:style-name="P30">$ comes from the following</text:p>
      <text:p text:style-name="P30">let $ = new jQuery();</text:p>
      <text:p text:style-name="P30"/>
      <text:p text:style-name="P31">answer to call back hell is Promise</text:p>
      <text:p text:style-name="P31"/>
      <text:p text:style-name="P31">creating a promise</text:p>
      <text:p text:style-name="P31"/>
      <text:p text:style-name="P32">we type the following: </text:p>
      <text:p text:style-name="P32">in console type:</text:p>
      <text:p text:style-name="P32"><text:soft-page-break/></text:p>
      <text:p text:style-name="P31">let ourPromise = new Promise((resolve,reject) =&gt;{</text:p>
      <text:p text:style-name="P31">});</text:p>
      <text:p text:style-name="P32">Inside of its constructor is a function. In that function it has two arguments resolve and reject. This is the basic element of any promise.</text:p>
      <text:p text:style-name="P32">This is how we create a new Promise. We call Object Constructor function. In constructor we have to have a function that takes two arguments resolve and Reject.</text:p>
      <text:p text:style-name="P32"/>
      <text:p text:style-name="P32">Now hit enter in console. </text:p>
      <text:p text:style-name="P32">You will see Promise{&lt;pending&gt;}</text:p>
      <text:p text:style-name="P32"/>
      <text:p text:style-name="P33">function inside of it is called <text:span text:style-name="T18">promise resolver function,</text:span> <text:span text:style-name="T19">all our logic goes inside this function.</text:span></text:p>
      <text:p text:style-name="P33">a Promise has three states</text:p>
      <text:p text:style-name="P33">1. Pending – niether fulfilled nor rejected (still waiting for something to happen inside the promise)</text:p>
      <text:p text:style-name="P33">it can be resolved or rejected. </text:p>
      <text:p text:style-name="P33">2. Fulfilled – is basiceally resolved</text:p>
      <text:p text:style-name="P33">3. Rejected – is rejected</text:p>
      <text:p text:style-name="P33"/>
      <text:p text:style-name="P33">Promise is also Asynce code, it is remove from call stack and put into Web API it is brought back to call stack by event loop once the stack is clear.</text:p>
      <text:p text:style-name="P33"/>
      <text:p text:style-name="P33">Let us create our first Promise</text:p>
      <text:p text:style-name="P33"/>
      <text:p text:style-name="P37">let x = 2;</text:p>
      <text:p text:style-name="P48">let y = 5;</text:p>
      <text:p text:style-name="P48">let calculation = new Promise((resolve,reject)=&gt;{</text:p>
      <text:p text:style-name="P48">let answer = x + y;</text:p>
      <text:p text:style-name="P60"/>
      <text:p text:style-name="P48">if(isNaN(answer)){</text:p>
      <text:p text:style-name="P48">reject("input needs to be a number");</text:p>
      <text:p text:style-name="P48">}</text:p>
      <text:p text:style-name="P60"/>
      <text:p text:style-name="P48">resolve(answer);</text:p>
      <text:p text:style-name="P60"/>
      <text:p text:style-name="P48">});</text:p>
      <text:p text:style-name="P48"/>
      <text:p text:style-name="P49">If it is not a number, then normally we throw an error but in case of Promise we instead of throw we say reject (“input needs to be number”);</text:p>
      <text:p text:style-name="P49"/>
      <text:p text:style-name="P49">else </text:p>
      <text:p text:style-name="P49">we resolve(answer);</text:p>
      <text:p text:style-name="P49"/>
      <text:p text:style-name="P49">so when error happens then we reject it</text:p>
      <text:p text:style-name="P49"/>
      <text:p text:style-name="P49">if everything fine happens then we resolve it. </text:p>
      <text:p text:style-name="P49"/>
      <text:p text:style-name="P49">Something unique about this function.</text:p>
      <text:p text:style-name="P49">To bring the value out of the function we normally use return. But in this case there is no return. We either resolve it or reject it. That is how we get value out of the promise. </text:p>
      <text:p text:style-name="P49">Anything inside the resolve or reject gets returned from the promise. </text:p>
      <text:p text:style-name="P49"/>
      <text:p text:style-name="P49"><text:soft-page-break/>If rejected error is returned. If successful “answer” is returned.</text:p>
      <text:p text:style-name="P49"/>
      <text:p text:style-name="P57">Promise is still using our callback function concept.</text:p>
      <text:p text:style-name="P57"/>
      <text:p text:style-name="P58">If promise resolves successfully then it comes to then part</text:p>
      <text:p text:style-name="P58">if promise rejects (or does error) then it comes to catch part</text:p>
      <text:p text:style-name="P49"/>
      <text:p text:style-name="P50">Now we do method chaining (there is no semicolon below the code)</text:p>
      <text:p text:style-name="P49"/>
      <text:p text:style-name="P49">//<text:span text:style-name="T10">we are writing calculation.then().catch();</text:span></text:p>
      <text:p text:style-name="P61">calculation</text:p>
      <text:p text:style-name="P62">.then(data =&gt;{</text:p>
      <text:p text:style-name="P62">console.log(data);</text:p>
      <text:p text:style-name="P62">})</text:p>
      <text:p text:style-name="P62">.catch(error =&gt;{</text:p>
      <text:p text:style-name="P62">console.log(error);</text:p>
      <text:p text:style-name="P62">});</text:p>
      <text:p text:style-name="P60"/>
      <text:p text:style-name="P48">console.log(1);</text:p>
      <text:p text:style-name="P48"/>
      <text:p text:style-name="P51">this above code is Async</text:p>
      <text:p text:style-name="P51"/>
      <text:p text:style-name="P51">what do you think is going to print In the screen?</text:p>
      <text:p text:style-name="P51"/>
      <text:p text:style-name="P51">First 1 and then 7. See it is not following the top to bottom pattern when executing the code.</text:p>
      <text:p text:style-name="P51"/>
      <text:p text:style-name="P52">Text in red is taken out of the folow as it is async and console.log(1) is printed. <text:span text:style-name="T11">Then call stake is clear and red code is brought to call stack. </text:span></text:p>
      <text:p text:style-name="P53">Now there is no error, so then is executed. Not Catch. And 7 is printed. It is like try catch block. </text:p>
      <text:p text:style-name="P54">If A <text:s/>promise resolve successfully <text:span text:style-name="T12">IT COMES INTO then statement. If it is rejected (if not resolve successfully) then it comes into catch. </text:span></text:p>
      <text:p text:style-name="P54"/>
      <text:p text:style-name="P55">Let us make an error. </text:p>
      <text:p text:style-name="P55">Change value of y to test</text:p>
      <text:p text:style-name="P55">let y = “test”</text:p>
      <text:p text:style-name="P55"/>
      <text:p text:style-name="P55">now we are adding 2 and “test”</text:p>
      <text:p text:style-name="P55"/>
      <text:p text:style-name="P55">when we refresh the page, it goes to NaN condition and error message is passed to catch when is then printed. </text:p>
      <text:p text:style-name="P55"/>
      <text:p text:style-name="P55">Reject for error and Resolve for successful.</text:p>
      <text:p text:style-name="P55">We dont return anything. Its just resolve and reject. </text:p>
      <text:p text:style-name="P56">Then = when resolved successfully</text:p>
      <text:p text:style-name="P56">catch = when promise is rejected. </text:p>
      <text:p text:style-name="P56"/>
      <text:p text:style-name="P56">Now let us try function returning a promise:</text:p>
      <text:p text:style-name="P56"/>
      <text:p text:style-name="P56">promise is asynce that says “I promise I will do something and get back to you”</text:p>
      <text:p text:style-name="P56"><text:soft-page-break/></text:p>
      <text:p text:style-name="P59">write a promise that take two arguments x and y and returns a promise.</text:p>
      <text:p text:style-name="P49"/>
      <text:p text:style-name="P38">Promise are much more useful when they are part of a function call. When they are return as a function return.</text:p>
      <text:p text:style-name="P38"/>
      <text:p text:style-name="P38">So take the promise and wrap it in a function:</text:p>
      <text:p text:style-name="P38"/>
      <text:p text:style-name="P59">wrapping Promise to a function:</text:p>
      <text:p text:style-name="P59"/>
      <text:p text:style-name="P59">function adder(x,y){</text:p>
      <text:p text:style-name="P48">return new Promise((resolve,reject)=&gt;{</text:p>
      <text:p text:style-name="P48">let answer = x+y;</text:p>
      <text:p text:style-name="P48">if(isNaN(answer)){</text:p>
      <text:p text:style-name="P48">reject("input needs to be a number");</text:p>
      <text:p text:style-name="P48">}</text:p>
      <text:p text:style-name="P48">resolve(answer);</text:p>
      <text:p text:style-name="P48">})</text:p>
      <text:p text:style-name="P48">}</text:p>
      <text:p text:style-name="P60"/>
      <text:p text:style-name="P48">adder(6,5)</text:p>
      <text:p text:style-name="P48">.then(data =&gt;{</text:p>
      <text:p text:style-name="P48">console.log(data);</text:p>
      <text:p text:style-name="P48">})</text:p>
      <text:p text:style-name="P48">.catch(error =&gt;{</text:p>
      <text:p text:style-name="P48">console.log(error);</text:p>
      <text:p text:style-name="P48">});</text:p>
      <text:p text:style-name="P60"/>
      <text:p text:style-name="P48">console.log(10);</text:p>
      <text:p text:style-name="P59"/>
      <text:p text:style-name="P45">Promise are much much useful when they are <text:span text:style-name="T20">return as a part of function call</text:span>.</text:p>
      <text:p text:style-name="P45"/>
      <text:p text:style-name="P45"/>
      <text:p text:style-name="P38">Call adder three times, each time takes previous answer as input for next call.</text:p>
      <text:p text:style-name="P39">So </text:p>
      <text:p text:style-name="P39">adder(2,5) –7</text:p>
      <text:p text:style-name="P39">adder(7,4) – 11</text:p>
      <text:p text:style-name="P39">adder(11,5)-- 16</text:p>
      <text:p text:style-name="P39"/>
      <text:p text:style-name="P39">we now enter into PROMISE HELL:</text:p>
      <text:p text:style-name="P39"/>
      <text:p text:style-name="P47">ANSWER TO PROMISE HELL IS PROMISE CHAINING. </text:p>
      <text:p text:style-name="P39"/>
      <text:p text:style-name="P40">it is easy to fall into a trap in Promise as we did with call back. </text:p>
      <text:p text:style-name="P40"/>
      <text:p text:style-name="P40">Call back and Promise look and work similarly. So there is a chance to fall into Promise hell.</text:p>
      <text:p text:style-name="P40"/>
      <text:p text:style-name="P41">Promise allows us to chain them together called Promise chain. As long as you return a promise, a new promise can be chained into it. </text:p>
      <text:p text:style-name="P41"/>
      <text:p text:style-name="P41">Promise Chain:</text:p>
      <text:p text:style-name="P41"><text:soft-page-break/></text:p>
      <text:p text:style-name="P41"/>
      <text:p text:style-name="P42">in a promise if there is a reject or throw, runs the catch. So it keeps promise clean. We do not need try. Even throw will run the catch. </text:p>
      <text:p text:style-name="P42"/>
      <text:p text:style-name="P43">Two ways to enter the catch block</text:p>
      <text:p text:style-name="P43"/>
      <text:p text:style-name="P43">either throw the error or Reject the error. <text:span text:style-name="T13">As soon as throw happens, <text:s/>no more code runs.</text:span></text:p>
      <text:p text:style-name="P46"/>
      <text:p text:style-name="P43"/>
      <text:p text:style-name="P44">Promise Scope (47:43 min in video)</text:p>
      <text:p text:style-name="P33"><text:s/></text:p>
      <text:p text:style-name="P33"/>
      <text:p text:style-name="P28">*******</text:p>
      <text:p text:style-name="P69">Promise replaces try and catch. </text:p>
      <text:p text:style-name="P69"/>
      <text:p text:style-name="P136">Promise always return something even undefined or null.Promise can only return one thing. It cant return multiple arguments. I can return just one agruments. </text:p>
      <text:p text:style-name="P69"/>
      <text:p text:style-name="P70">FetchAPI replaces XHR. Fetch API is now is not supported completely by all the browsers yet. <text:s/></text:p>
      <text:p text:style-name="P70">What are Polyfills.</text:p>
      <text:p text:style-name="P70"/>
      <text:p text:style-name="P70">Modern libraries do not use call back anymore. Now we use Ajax Request then they bring back promises. </text:p>
      <text:p text:style-name="P69"/>
      <text:p text:style-name="P69">If you are chaining promise there must be return statement in each then that is returning promise. </text:p>
      <text:p text:style-name="P10"><text:line-break/><text:span text:style-name="T21">When chaining chains are siblings not children, so then statement below does not have access variable to then above.</text:span></text:p>
      <text:p text:style-name="P10"/>
      <text:p text:style-name="P66">But promise hell, one item is children of another, chian below has access to variable declared on chain above.</text:p>
      <text:p text:style-name="P66"/>
      <text:p text:style-name="P66">That means </text:p>
      <text:p text:style-name="P66"/>
      <text:p text:style-name="P67">Promise.all(&lt;takes array) it returns Promise. So we can use .then (or chain it)</text:p>
      <text:p text:style-name="P67"/>
      <text:p text:style-name="P67">Promise.all sends all elements in array exactly in same time. Once all three are finished then it goes to “then”. </text:p>
      <text:p text:style-name="P4"><text:s/></text:p>
      <text:p text:style-name="P4"/>
      <text:p text:style-name="P4">*****<text:line-break/><text:span text:style-name="T28">CODE</text:span></text:p>
      <text:p text:style-name="P73">create a button in HTML. And then make a event listener on click</text:p>
      <text:p text:style-name="P73"/>
      <text:p text:style-name="P19"><text:span text:style-name="T8">document</text:span>.<text:span text:style-name="T4">querySelector</text:span>(<text:span text:style-name="T9">"button"</text:span>).<text:span text:style-name="T4">addEventListener</text:span>(<text:span text:style-name="T9">"click"</text:span>,<text:span text:style-name="T8">getUserData</text:span>);</text:p>
      <text:p text:style-name="P73"/>
      <text:p text:style-name="P73">Whenever we click the button <text:span text:style-name="T29">we gonna get User Data from API somewhere. </text:span>we make an Web API request to bring data from some API.</text:p>
      <text:p text:style-name="P73"/>
      <text:p text:style-name="P74"><text:soft-page-break/>So create that function: </text:p>
      <text:p text:style-name="P74"/>
      <text:p text:style-name="P20"><text:span text:style-name="T7">function</text:span> <text:span text:style-name="T4">getUserData</text:span>() {</text:p>
      <text:p text:style-name="P16"><text:span text:style-name="T6">console</text:span>.<text:span text:style-name="T4">log</text:span>(<text:span text:style-name="T9">"starting our request "</text:span>); // <text:span text:style-name="T30">to make sure that button is hooked up</text:span></text:p>
      <text:p text:style-name="P16">//<text:span text:style-name="T30">now we make XHR request</text:span></text:p>
      <text:p text:style-name="P16">}</text:p>
      <text:p text:style-name="P16"/>
      <text:p text:style-name="P21">we are getting data from the Server Through The API using XHR.<text:span text:style-name="T31">this is the thing under the hood for app other api Request be it Jquery, busboy etc. They abstract exactly this code. </text:span></text:p>
      <text:p text:style-name="P74"/>
      <text:p text:style-name="P76">New Video</text:p>
      <text:p text:style-name="P78">PROMISE REVIEW Async AWAY</text:p>
      <text:p text:style-name="P78"/>
      <text:p text:style-name="P79">npm is package manager for javascript. </text:p>
      <text:p text:style-name="P81"/>
      <text:p text:style-name="P81">In api folder</text:p>
      <text:p text:style-name="P80">Npm install --- to install npm </text:p>
      <text:p text:style-name="P80">npm run dev – to start the server</text:p>
      <text:p text:style-name="P81">then the server runs in port 8081</text:p>
      <text:p text:style-name="P81"/>
      <text:p text:style-name="P81">in frontend folder</text:p>
      <text:p text:style-name="P81">npm install</text:p>
      <text:p text:style-name="P81">npm run serve</text:p>
      <text:p text:style-name="P81">this runs in local host 9000</text:p>
      <text:p text:style-name="P81"/>
      <text:p text:style-name="P82">now we have api server running this will serve us body, eye and mouth of the emoji. And we will generate a random emoji.</text:p>
      <text:p text:style-name="P82"/>
      <text:p text:style-name="P82"><text:s/>We will first do with call back</text:p>
      <text:p text:style-name="P82">then we will do with promises</text:p>
      <text:p text:style-name="P82">and then we will do with Async away</text:p>
      <text:p text:style-name="P82"/>
      <text:p text:style-name="P82">node best practise for call back is we first give error and second agrument is is the actual data (from the call back). They do this because they want us to handle error. </text:p>
      <text:p text:style-name="P82"/>
      <text:p text:style-name="P84">We do a call back, we put some logic (in this case we are mounting the body to the screen) then we need to do another step <text:span text:style-name="T32">(or put another logic) </text:span>that relies on first one <text:span text:style-name="T32">(as we have to have body before we mount eyes). And we have to have eyes before we mount the mouth. So now we are entering the call back hell. They are async code and we have to put them inside each other. If we put outside each other then they will run in random time, we will not know what will come first. The reason why we have to wait in body, eyes and mouth order is Garret have coded in a layer format. First body, eye sits on the top of the body and then mouth sits on the top of the body and eyes. If we have body after eye then eye will be behing the body and we wont see it. </text:span></text:p>
      <text:p text:style-name="P84"/>
      <text:p text:style-name="P85">So we enter into call back hell. But there is a good thing, it is function scope. Function scope helps us here. <text:span text:style-name="T33">Right now we are mounting first body and then eyes and then mouth. Since one function is nested into another, child function has access to parent function. So if we want we can display body, eyes and mouth all at once rather than in step.</text:span></text:p>
      <text:p text:style-name="P85"><text:soft-page-break/></text:p>
      <text:p text:style-name="P92">Because of scope, we can put everything at the very end of the call back hell.</text:p>
      <text:p text:style-name="P92"/>
      <text:p text:style-name="P93">Right now they are async, they dont rely on another. What if we want to show them in order?</text:p>
      <text:p text:style-name="P93">Let us go to index.js file.</text:p>
      <text:p text:style-name="P94">We commit all the mount and then just do at the end in the array.</text:p>
      <text:p text:style-name="P94"/>
      <text:p text:style-name="P95">&lt;do through promise&gt;</text:p>
      <text:p text:style-name="P95">if you want to display all at once then you enter into promise hell. </text:p>
      <text:p text:style-name="P96">In chaining we cannot access variables because .then are siblings not child. But in promise hell variable of parent is available to child. </text:p>
      <text:p text:style-name="P96"/>
      <text:p text:style-name="P97">Promise.all takes array of promises <text:span text:style-name="T42">and returns array or promise</text:span></text:p>
      <text:p text:style-name="P97"/>
      <text:p text:style-name="P98">Promise.race return the quickest ones. </text:p>
      <text:p text:style-name="P98"/>
      <text:p text:style-name="P77"><text:span text:style-name="T43">Async </text:span>Away</text:p>
      <text:p text:style-name="P100">AA is still using promises. It is systastic sugar to promises. It helps to make promises more managable. </text:p>
      <text:p text:style-name="P100"/>
      <text:p text:style-name="P100">We first must declare a function by putting “async” keyword before function. This means <text:span text:style-name="T44">at some point we will introduce async code in this function. </text:span></text:p>
      <text:p text:style-name="P101">Once we declary “async” we can now have ability to use away keyword. <text:span text:style-name="T45">Away pauses until your async code is finished. Kind of defeats the purpose of async code but that is what async does. </text:span></text:p>
      <text:p text:style-name="P101"/>
      <text:p text:style-name="P102">In the code below:</text:p>
      <text:p text:style-name="P102"/>
      <text:p text:style-name="P112">async function(index) {</text:p>
      <text:p text:style-name="P129"/>
      <text:p text:style-name="P119">console.log("inside awate 1")</text:p>
      <text:p text:style-name="P119"/>
      <text:p text:style-name="P129"/>
      <text:p text:style-name="P119">utils.promiseRequest(bodyUrl)</text:p>
      <text:p text:style-name="P130"><text:tab/><text:span text:style-name="T46">.then(()=&gt; console.log("three"));</text:span></text:p>
      <text:p text:style-name="P130"><text:span text:style-name="T46"/></text:p>
      <text:p text:style-name="P119">console.log("inside awate 2");</text:p>
      <text:p text:style-name="P119">}</text:p>
      <text:p text:style-name="P119"/>
      <text:p text:style-name="P108">Normally <text:span text:style-name="T48">w</text:span>hat does it print?</text:p>
      <text:p text:style-name="P109">It prints 1 then <text:span text:style-name="T48">2 and three. Promise being async function is taken out of the way. And two is printed. Once call stack is free then promise is brought back to the call stacke and three is printed. </text:span></text:p>
      <text:p text:style-name="P109"/>
      <text:p text:style-name="P109"><text:span text:style-name="T49">Now let us add “away keyword before proise </text:span></text:p>
      <text:p text:style-name="P109"/>
      <text:p text:style-name="P113">async function(index) {</text:p>
      <text:p text:style-name="P131"/>
      <text:p text:style-name="P120">console.log("inside awate 1")</text:p>
      <text:p text:style-name="P120"/>
      <text:p text:style-name="P131"/>
      <text:p text:style-name="P120"><text:span text:style-name="T49">await </text:span>utils.promiseRequest(bodyUrl)</text:p>
      <text:p text:style-name="P131"><text:soft-page-break/><text:tab/><text:span text:style-name="T46">.then(()=&gt; console.log("three"));</text:span></text:p>
      <text:p text:style-name="P131"><text:span text:style-name="T46"/></text:p>
      <text:p text:style-name="P120">console.log("inside awate 2");</text:p>
      <text:p text:style-name="P120">}</text:p>
      <text:p text:style-name="P120"/>
      <text:p text:style-name="P110">Now if we print we get, 1 three 2 because by putting await we are pausing till async code is done executed. Then we go on the normal flow. That is promise is not taken out of the way as it was in the previous code. </text:p>
      <text:p text:style-name="P111">We also dont need then anymore. Then goes away from the promise. <text:span text:style-name="T50">Instead it returns value from the promise. So the value can be reject or resolve. </text:span></text:p>
      <text:p text:style-name="P128"/>
      <text:p text:style-name="P116">async function(index) {</text:p>
      <text:p text:style-name="P132"/>
      <text:p text:style-name="P121">console.log("inside awate 1")</text:p>
      <text:p text:style-name="P121"/>
      <text:p text:style-name="P132"/>
      <text:p text:style-name="P132"><text:span text:style-name="T46">utils.promiseRequest(bodyUrl);</text:span></text:p>
      <text:p text:style-name="P132"><text:span text:style-name="T46"/></text:p>
      <text:p text:style-name="P121">console.log("inside awate 2");</text:p>
      <text:p text:style-name="P114">}</text:p>
      <text:p text:style-name="P99"/>
      <text:p text:style-name="P103">now we can assign the value to a variable. <text:span text:style-name="T51">We dont need then anymore. But we dont want to loose catch either. So we wrap them into Try – Catch block. </text:span></text:p>
      <text:p text:style-name="P103"/>
      <text:p text:style-name="P117">async function(index) {</text:p>
      <text:p text:style-name="P133"/>
      <text:p text:style-name="P122">console.log("inside awate 1")</text:p>
      <text:p text:style-name="P122"/>
      <text:p text:style-name="P133"/>
      <text:p text:style-name="P133"><text:span text:style-name="T47">let body = </text:span><text:span text:style-name="T46">utils.promiseRequest(bodyUrl);</text:span></text:p>
      <text:p text:style-name="P133"><text:span text:style-name="T46"/></text:p>
      <text:p text:style-name="P122">console.log("inside awate 2");</text:p>
      <text:p text:style-name="P115">}</text:p>
      <text:p text:style-name="P115"/>
      <text:p text:style-name="P105">now follow the video. <text:span text:style-name="T52">Async Await is very good to clean up the code, it only downfall is it pausing our code. We are running async code as sync code. </text:span></text:p>
      <text:p text:style-name="P118"/>
      <text:p text:style-name="P118"/>
      <text:p text:style-name="P106">COOKIES and LOCAL STORAGE</text:p>
      <text:p text:style-name="P106"/>
      <text:p text:style-name="P106">They are attached to a domain. </text:p>
      <text:p text:style-name="P106"/>
      <text:p text:style-name="P107">Cookie saves in key value pair in hash format. It has a life time. </text:p>
      <text:p text:style-name="P118"/>
      <text:p text:style-name="P85"/>
      <text:p text:style-name="P85"/>
      <text:p text:style-name="P86">Manual. </text:p>
      <text:p text:style-name="P86">First download promise review api from github</text:p>
      <text:p text:style-name="P86">clone with SSH</text:p>
      <text:p text:style-name="P86"><text:a xlink:type="simple" xlink:href="mailto:git@github.com" text:style-name="Internet_20_link" text:visited-style-name="Visited_20_Internet_20_Link">git@github.com</text:a>:CoderAcademy-SYD/promises-review-api.git</text:p>
      <text:p text:style-name="P86"/>
      <text:p text:style-name="P86"><text:soft-page-break/></text:p>
      <text:p text:style-name="P86">Then download promise review front end from github</text:p>
      <text:p text:style-name="P86">clone with SSH</text:p>
      <text:p text:style-name="P86"><text:a xlink:type="simple" xlink:href="mailto:git@github.com" text:style-name="Internet_20_link" text:visited-style-name="Visited_20_Internet_20_Link">git@github.com</text:a>:CoderAcademy-SYD/promises-review-frontend.git</text:p>
      <text:p text:style-name="P86"/>
      <text:p text:style-name="P87">cd into frontend folder and do </text:p>
      <text:p text:style-name="P87"><text:span text:style-name="T34">1. npm install</text:span></text:p>
      <text:p text:style-name="P87"><text:span text:style-name="T34">2. npm run serve</text:span></text:p>
      <text:p text:style-name="P87"/>
      <text:p text:style-name="P88">cd into api folder and do</text:p>
      <text:p text:style-name="P88">1. npm install</text:p>
      <text:p text:style-name="P88">2. npm run dev</text:p>
      <text:p text:style-name="P88"/>
      <text:p text:style-name="P88">go to browser and do</text:p>
      <text:p text:style-name="P88">localhost:9000</text:p>
      <text:p text:style-name="P88">you should see 4 boxes (then you are good), we will load body, eyes and mouth on these boxes. </text:p>
      <text:p text:style-name="P88"/>
      <text:p text:style-name="P88">Now garret has written a function that puts images in layer first body then eyes and then mouth <text:span text:style-name="T36">in random</text:span>. <text:span text:style-name="T36">Each time you refresh the page, body eye and mouth are picked in random.</text:span> If body comes after eyes then you wont see eyes. </text:p>
      <text:p text:style-name="P88"/>
      <text:p text:style-name="P89">Let us frist solve this problem with call back. </text:p>
      <text:p text:style-name="P89"/>
      <text:p text:style-name="P89">Since we have to mount organs in order (first body, then eyes and then mouth), one taks is dependent on another. <text:span text:style-name="T35">So we call function first to mount body, once body is mounted we call functoin to mount eyes. Once eyes are dont we will mount mouth. </text:span></text:p>
      <text:p text:style-name="P89"/>
      <text:p text:style-name="P90">Cd into Frontend folder. We will work in callback.js file. </text:p>
      <text:p text:style-name="P90"/>
      <text:p text:style-name="P90">API manual:</text:p>
      <text:p text:style-name="P134">utils.randomNumber(&lt;integer&gt;) &gt;&gt; gives random number (4 )</text:p>
      <text:p text:style-name="P134"/>
      <text:p text:style-name="P134">URL for body </text:p>
      <text:p text:style-name="P123">/api/body/utils.randomNumber(&lt;integer&gt;) </text:p>
      <text:p text:style-name="P124"/>
      <text:p text:style-name="P124">URL for eye</text:p>
      <text:p text:style-name="P123">/api/eye/utils.randomNumber(&lt;integer&gt;) <text:span text:style-name="T38">(15)</text:span></text:p>
      <text:p text:style-name="P124"/>
      <text:p text:style-name="P124">URL for mouth</text:p>
      <text:p text:style-name="P123">/api/mouth/utils.randomNumber(&lt;integer&gt;) <text:span text:style-name="T38">(12)</text:span></text:p>
      <text:p text:style-name="P123"/>
      <text:p text:style-name="P123"/>
      <text:p text:style-name="P125">Mount Image</text:p>
      <text:p text:style-name="P125">utils.mountImage(&lt;organ name&gt;,index);</text:p>
      <text:p text:style-name="P125"/>
      <text:p text:style-name="P125">utils.callbackRequest(<text:span text:style-name="T39">&lt;url or organs&gt;</text:span>, function(err,body){</text:p>
      <text:p text:style-name="P125"/>
      <text:p text:style-name="P125">}</text:p>
      <text:p text:style-name="P125"/>
      <text:p text:style-name="P127">for promise it is </text:p>
      <text:p text:style-name="P126">utils.<text:span text:style-name="T41">promise</text:span>Request(<text:span text:style-name="T39">&lt;url of organs&gt;)</text:span></text:p>
      <text:p text:style-name="P126"><text:tab/>.<text:span text:style-name="T40">then</text:span></text:p>
      <text:p text:style-name="P104"><text:soft-page-break/><text:span text:style-name="T37"/></text:p>
      <text:p text:style-name="P91"/>
      <text:p text:style-name="P91"/>
      <text:p text:style-name="P91"/>
      <text:p text:style-name="P90"/>
      <text:p text:style-name="P86"/>
      <text:p text:style-name="P86"/>
      <text:p text:style-name="P84"/>
      <text:p text:style-name="P82"/>
      <text:p text:style-name="P83"/>
      <text:p text:style-name="P81"/>
      <text:p text:style-name="P81"/>
      <text:p text:style-name="P81"/>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5:22:00.059376964</meta:creation-date>
    <dc:date>2018-11-25T15:54:41.093199649</dc:date>
    <meta:editing-duration>PT8H46M38S</meta:editing-duration>
    <meta:editing-cycles>111</meta:editing-cycles>
    <meta:generator>LibreOffice/6.0.6.2$Linux_X86_64 LibreOffice_project/00m0$Build-2</meta:generator>
    <meta:document-statistic meta:table-count="0" meta:image-count="0" meta:object-count="0" meta:page-count="12" meta:paragraph-count="304" meta:word-count="3102" meta:character-count="17341" meta:non-whitespace-character-count="14443"/>
  </office:meta>
</office:document-meta>
</file>